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bdc" officeooo:paragraph-rsid="000b5bdc"/>
    </style:style>
    <style:style style:name="P2" style:family="paragraph" style:parent-style-name="Preformatted_20_Text">
      <style:text-properties officeooo:rsid="000c8271" officeooo:paragraph-rsid="000c8271"/>
    </style:style>
    <style:style style:name="P3" style:family="paragraph" style:parent-style-name="Preformatted_20_Text">
      <style:text-properties officeooo:rsid="000e6e86" officeooo:paragraph-rsid="000e6e86"/>
    </style:style>
    <style:style style:name="P4" style:family="paragraph" style:parent-style-name="Preformatted_20_Text">
      <style:text-properties officeooo:rsid="0023765f" officeooo:paragraph-rsid="0023765f"/>
    </style:style>
    <style:style style:name="P5" style:family="paragraph" style:parent-style-name="diff_20_add">
      <style:text-properties officeooo:paragraph-rsid="001bec00"/>
    </style:style>
    <style:style style:name="P6" style:family="paragraph" style:parent-style-name="diff_20_remove">
      <style:text-properties officeooo:paragraph-rsid="001bec00"/>
    </style:style>
    <style:style style:name="P7" style:family="paragraph" style:parent-style-name="diff_20_fn_20_add">
      <style:text-properties officeooo:paragraph-rsid="001bec00"/>
    </style:style>
    <style:style style:name="P8" style:family="paragraph" style:parent-style-name="review_20_split">
      <style:text-properties officeooo:rsid="001e7911" officeooo:paragraph-rsid="001e7911"/>
    </style:style>
    <style:style style:name="P9" style:family="paragraph" style:parent-style-name="review_20_comment">
      <style:text-properties officeooo:rsid="001bec00" officeooo:paragraph-rsid="001bec00"/>
    </style:style>
    <style:style style:name="P10" style:family="paragraph" style:parent-style-name="diff_20_fn_20_remove">
      <style:text-properties officeooo:paragraph-rsid="001bec00"/>
    </style:style>
    <style:style style:name="P11" style:family="paragraph" style:parent-style-name="Standard">
      <style:text-properties officeooo:rsid="002fd689" officeooo:paragraph-rsid="002fd689"/>
    </style:style>
    <style:style style:name="T1" style:family="text">
      <style:text-properties officeooo:rsid="0012f13e"/>
    </style:style>
    <style:style style:name="T2" style:family="text">
      <style:text-properties officeooo:rsid="00199f84"/>
    </style:style>
    <style:style style:name="T3" style:family="text">
      <style:text-properties officeooo:rsid="0025af43"/>
    </style:style>
    <style:style style:name="T4" style:family="text">
      <style:text-properties officeooo:rsid="002c87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ault style</text:p>
      <text:h text:style-name="Heading_20_1" text:outline-level="1">Heading 1</text:h>
      <text:p text:style-name="commit_20_id">commit <text:span text:style-name="T4">id</text:span></text:p>
      <text:p text:style-name="P11">Commit text (Default style)</text:p>
      <text:h text:style-name="Heading_20_2" text:outline-level="2">Heading 2 – filenames</text:h>
      <text:h text:style-name="Heading_20_3" text:outline-level="3">Heading 3 – <text:span text:style-name="T2">@@ </text:span>line numbers</text:h>
      <text:p text:style-name="P2">Preformatted Text – code</text:p>
      <text:p text:style-name="P3">123456789|123456789|123456789|123456789|123456789|123456789|123456789|123456789|123456789|123456789|123456789<text:span text:style-name="T1">|123456789|</text:span></text:p>
      <text:p text:style-name="P5"><text:s text:c="3"/><text:span text:style-name="T2">+ </text:span>diff add</text:p>
      <text:p text:style-name="P6"><text:s text:c="3"/><text:span text:style-name="T2">- </text:span>diff remove</text:p>
      <text:p text:style-name="P7"><text:s text:c="4"/><text:span text:style-name="T2">+++ diff fn add</text:span> </text:p>
      <text:p text:style-name="P10"><text:s text:c="4"/><text:span text:style-name="T2">--- diff fn remove</text:span> </text:p>
      <text:p text:style-name="P4"><text:span text:style-name="lineNumbers">1234 5679</text:span> line<text:span text:style-name="T3">N</text:span>umbers character style</text:p>
      <text:p text:style-name="P9">review comment</text:p>
      <text:p text:style-name="P8">review spl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1" fo:font-family="'Liberation Sans'" style:font-style-name="Regular" style:font-family-generic="swiss" style:font-pitch="variable" fo:language="zxx" fo:country="non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1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05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ff" fo:font-size="11pt" fo:font-weight="bold" style:font-size-asian="101%" style:font-weight-asian="bold" style:font-size-complex="101%" style:font-weight-complex="normal"/>
    </style:style>
    <style:style style:name="Preformatted_20_Text" style:display-name="Preformatted Text" style:family="paragraph" style:parent-style-name="Standard" style:next-style-name="review_20_comment" style:class="html">
      <style:paragraph-properties fo:margin-left="1.499cm" fo:margin-right="0cm" fo:margin-top="0cm" fo:margin-bottom="0cm" loext:contextual-spacing="false" fo:text-indent="-1.499cm" style:auto-text-indent="false" style:writing-mode="page">
        <style:tab-stops/>
      </style:paragraph-properties>
      <style:text-properties style:font-name="Liberation Mono1" fo:font-family="'Liberation Mono'" style:font-family-generic="modern" style:font-pitch="fixed" fo:font-size="10.5pt" style:font-name-asian="NSimSun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diff_20_add" style:display-name="diff add" style:family="paragraph" style:parent-style-name="Preformatted_20_Text" style:next-style-name="review_20_comment">
      <style:paragraph-properties style:writing-mode="page"/>
      <style:text-properties fo:color="#009900"/>
    </style:style>
    <style:style style:name="diff_20_remove" style:display-name="diff remove" style:family="paragraph" style:parent-style-name="Preformatted_20_Text" style:next-style-name="review_20_comment">
      <style:paragraph-properties style:writing-mode="page"/>
      <style:text-properties fo:color="#ff0000"/>
    </style:style>
    <style:style style:name="diff_20_fn_20_add" style:display-name="diff fn add" style:family="paragraph" style:parent-style-name="Preformatted_20_Text" style:next-style-name="review_20_comment">
      <loext:graphic-properties draw:fill="solid" draw:fill-color="#dddddd"/>
      <style:paragraph-properties fo:background-color="#dddddd" style:writing-mode="page"/>
      <style:text-properties fo:color="#00990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iff_20_fn_20_remove" style:display-name="diff fn remove" style:family="paragraph" style:parent-style-name="Preformatted_20_Text" style:next-style-name="review_20_comment">
      <loext:graphic-properties draw:fill="solid" draw:fill-color="#dddddd" draw:fill-image-width="0cm" draw:fill-image-height="0cm"/>
      <style:paragraph-properties fo:background-color="#dddddd" style:writing-mode="page"/>
      <style:text-properties fo:color="#ff0000"/>
    </style:style>
    <style:style style:name="Drawing" style:family="paragraph" style:parent-style-name="Caption" style:class="extra"/>
    <style:style style:name="review_20_comment" style:display-name="review comment" style:family="paragraph" style:parent-style-name="Preformatted_20_Text">
      <loext:graphic-properties draw:fill="solid" draw:fill-color="#ffffcc" draw:fill-image-width="0cm" draw:fill-image-height="0cm"/>
      <style:paragraph-properties fo:margin-left="1cm" fo:margin-right="1cm" fo:margin-top="0.199cm" fo:margin-bottom="0cm" loext:contextual-spacing="true" fo:text-indent="0cm" style:auto-text-indent="false" fo:background-color="#ffffcc" fo:padding="0.199cm" fo:border="0.06pt solid #000000" style:shadow="none"/>
      <style:text-properties style:use-window-font-color="true" fo:font-size="10.5pt" fo:background-color="transparent"/>
    </style:style>
    <style:style style:name="review_20_split" style:display-name="review split" style:family="paragraph" style:parent-style-name="Preformatted_20_Text" style:next-style-name="review_20_comment">
      <loext:graphic-properties draw:fill="solid" draw:fill-color="#eeeeee"/>
      <style:paragraph-properties fo:margin-left="7.999cm" fo:margin-right="7.999cm" fo:margin-top="0.101cm" fo:margin-bottom="0cm" loext:contextual-spacing="false" fo:text-align="center" style:justify-single-word="false" fo:text-indent="0cm" style:auto-text-indent="false" fo:background-color="#eeeeee"/>
      <style:text-properties fo:font-size="6pt"/>
    </style:style>
    <style:style style:name="commit_20_id" style:display-name="commit id" style:family="paragraph" style:parent-style-name="Text_20_body">
      <style:paragraph-properties fo:margin-left="0cm" fo:margin-right="0cm" fo:margin-top="0.199cm" fo:margin-bottom="0cm" loext:contextual-spacing="false" fo:text-indent="0cm" style:auto-text-indent="false"/>
      <style:text-properties fo:color="#999999" style:font-name="Liberation Mono" fo:font-family="'Liberation Mono'" style:font-style-name="Regular" style:font-family-generic="modern" style:font-pitch="fixed" fo:font-size="10.5pt" officeooo:rsid="002c8753"/>
    </style:style>
    <style:style style:name="lineNumbers" style:family="text">
      <style:text-properties style:font-name="Liberation Mono1" fo:font-family="'Liberation Mono'" style:font-family-generic="modern" style:font-pitch="fixed" fo:font-size="7pt" fo:language="zxx" fo:country="none" officeooo:rsid="0023765f" fo:background-color="transparent" style:font-name-asian="NSimSun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 loext:padding="0cm" loext:border="none" loext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3:00:28.679000000</meta:creation-date>
    <meta:generator>LibreOffice/6.1.2.1$Windows_X86_64 LibreOffice_project/65905a128db06ba48db947242809d14d3f9a93fe</meta:generator>
    <dc:date>2017-09-07T13:15:11.426000000</dc:date>
    <meta:editing-duration>PT14M40S</meta:editing-duration>
    <meta:editing-cycles>6</meta:editing-cycles>
    <meta:document-statistic meta:table-count="0" meta:image-count="0" meta:object-count="0" meta:page-count="1" meta:paragraph-count="15" meta:word-count="45" meta:character-count="385" meta:non-whitespace-character-count="336"/>
  </office:meta>
</office:document-meta>
</file>